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83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1.064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461cm"/>
    </style:style>
    <style:style style:name="co10" style:family="table-column">
      <style:table-column-properties fo:break-before="auto" style:column-width="1.651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2.325cm"/>
    </style:style>
    <style:style style:name="co13" style:family="table-column">
      <style:table-column-properties fo:break-before="auto" style:column-width="1.893cm"/>
    </style:style>
    <style:style style:name="co14" style:family="table-column">
      <style:table-column-properties fo:break-before="auto" style:column-width="2.464cm"/>
    </style:style>
    <style:style style:name="co15" style:family="table-column">
      <style:table-column-properties fo:break-before="auto" style:column-width="1.115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461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_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56">
            <text:p>356</text:p>
          </table:table-cell>
          <table:table-cell office:value-type="string">
            <text:p>cqp4nlg2cl_out4</text:p>
          </table:table-cell>
          <table:table-cell office:value-type="float" office:value="1">
            <text:p>1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9">
            <text:p>219</text:p>
          </table:table-cell>
          <table:table-cell office:value-type="string">
            <text:p>cqp4nlg2cl_out4</text:p>
          </table:table-cell>
          <table:table-cell office:value-type="float" office:value="200">
            <text:p>200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915">
            <text:p>915</text:p>
          </table:table-cell>
          <table:table-cell office:value-type="string">
            <text:p>cqp4nlg2cl_out4</text:p>
          </table:table-cell>
          <table:table-cell office:value-type="float" office:value="300">
            <text:p>300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50%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99">
            <text:p>599</text:p>
          </table:table-cell>
          <table:table-cell office:value-type="string">
            <text:p>cqp4nlg2cl_out4</text:p>
          </table:table-cell>
          <table:table-cell office:value-type="float" office:value="5">
            <text:p>5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float" office:value="699">
            <text:p>699</text:p>
          </table:table-cell>
          <table:table-cell office:value-type="float" office:value="99">
            <text:p>99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90">
            <text:p>390</text:p>
          </table:table-cell>
          <table:table-cell office:value-type="string">
            <text:p>cqp4nlg2cl_out4</text:p>
          </table:table-cell>
          <table:table-cell office:value-type="string">
            <text:p>AAL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December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ECPD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Holiday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LG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March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Motorola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mo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Super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XXXXXXXXX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712">
            <text:p>712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340">
            <text:p>340</text:p>
          </table:table-cell>
          <table:table-cell office:value-type="float" office:value="4353">
            <text:p>4353</text:p>
          </table:table-cell>
          <table:table-cell office:value-type="string">
            <text:p>total</text:p>
          </table:table-cell>
          <table:table-cell table:number-columns-repeated="3"/>
        </table:table-row>
      </table:table>
      <table:table table:name="Sheet1_6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2x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84">
            <text:p>884</text:p>
          </table:table-cell>
          <table:table-cell office:value-type="string">
            <text:p>cqp4nlg2cl_out4</text:p>
          </table:table-cell>
          <table:table-cell office:value-type="string">
            <text:p>amazin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4">
            <text:p>1264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29">
            <text:p>229</text:p>
          </table:table-cell>
          <table:table-cell office:value-type="string">
            <text:p>cqp4nlg2cl_out4</text:p>
          </table:table-cell>
          <table:table-cell office:value-type="string">
            <text:p>availabilit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billin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2411">
            <text:p>2411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0250">
            <text:p>20250</text:p>
          </table:table-cell>
          <table:table-cell office:value-type="float" office:value="162000">
            <text:p>162000</text:p>
          </table:table-cell>
          <table:table-cell office:value-type="float" office:value="1496311">
            <text:p>1496311</text:p>
          </table:table-cell>
          <table:table-cell office:value-type="string">
            <text:p>cqp4nlg2cl_out4</text:p>
          </table:table-cell>
          <table:table-cell office:value-type="string">
            <text:p>dea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39">
            <text:p>339</text:p>
          </table:table-cell>
          <table:table-cell office:value-type="string">
            <text:p>cqp4nlg2cl_out4</text:p>
          </table:table-cell>
          <table:table-cell office:value-type="string">
            <text:p>entr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85">
            <text:p>285</text:p>
          </table:table-cell>
          <table:table-cell office:value-type="float" office:value="3140">
            <text:p>3140</text:p>
          </table:table-cell>
          <table:table-cell office:value-type="string">
            <text:p>cqp4nlg2cl_out4</text:p>
          </table:table-cell>
          <table:table-cell office:value-type="string">
            <text:p>forc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976">
            <text:p>976</text:p>
          </table:table-cell>
          <table:table-cell office:value-type="string">
            <text:p>cqp4nlg2cl_out4</text:p>
          </table:table-cell>
          <table:table-cell office:value-type="string">
            <text:p>ful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gb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goog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3024">
            <text:p>3024</text:p>
          </table:table-cell>
          <table:table-cell office:value-type="float" office:value="33997">
            <text:p>33997</text:p>
          </table:table-cell>
          <table:table-cell office:value-type="string">
            <text:p>cqp4nlg2cl_out4</text:p>
          </table:table-cell>
          <table:table-cell office:value-type="string">
            <text:p>leve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float" office:value="1728">
            <text:p>1728</text:p>
          </table:table-cell>
          <table:table-cell office:value-type="float" office:value="18417">
            <text:p>18417</text:p>
          </table:table-cell>
          <table:table-cell office:value-type="string">
            <text:p>cqp4nlg2cl_out4</text:p>
          </table:table-cell>
          <table:table-cell office:value-type="string">
            <text:p>limite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string">
            <text:p>cqp4nlg2cl_out4</text:p>
          </table:table-cell>
          <table:table-cell office:value-type="string">
            <text:p>mode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motomo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087">
            <text:p>1087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string">
            <text:p>cqp4nlg2cl_out4</text:p>
          </table:table-cell>
          <table:table-cell office:value-type="string">
            <text:p>onl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2847">
            <text:p>2847</text:p>
          </table:table-cell>
          <table:table-cell office:value-type="string">
            <text:p>cqp4nlg2cl_out4</text:p>
          </table:table-cell>
          <table:table-cell office:value-type="string">
            <text:p>pho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string">
            <text:p>cqp4nlg2cl_out4</text:p>
          </table:table-cell>
          <table:table-cell office:value-type="string">
            <text:p>potentia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7">
            <text:p>1437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784">
            <text:p>4784</text:p>
          </table:table-cell>
          <table:table-cell office:value-type="string">
            <text:p>cqp4nlg2cl_out4</text:p>
          </table:table-cell>
          <table:table-cell office:value-type="string">
            <text:p>selec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7">
            <text:p>1267</text:p>
          </table:table-cell>
          <table:table-cell office:value-type="string">
            <text:p>cqp4nlg2cl_out4</text:p>
          </table:table-cell>
          <table:table-cell office:value-type="string">
            <text:p>smartpho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tackab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60">
            <text:p>1960</text:p>
          </table:table-cell>
          <table:table-cell office:value-type="string">
            <text:p>cqp4nlg2cl_out4</text:p>
          </table:table-cell>
          <table:table-cell office:value-type="string">
            <text:p>streamin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6527">
            <text:p>6527</text:p>
          </table:table-cell>
          <table:table-cell office:value-type="string">
            <text:p>cqp4nlg2cl_out4</text:p>
          </table:table-cell>
          <table:table-cell office:value-type="string">
            <text:p>sub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1146">
            <text:p>1146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tha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unlimite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8926">
            <text:p>7892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6">
            <text:p>1436</text:p>
          </table:table-cell>
          <table:table-cell office:value-type="string">
            <text:p>cqp4nlg2cl_out4</text:p>
          </table:table-cell>
          <table:table-cell office:value-type="string">
            <text:p>voic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2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2710">
            <text:p>22710</text:p>
          </table:table-cell>
          <table:table-cell office:value-type="float" office:value="178809">
            <text:p>178809</text:p>
          </table:table-cell>
          <table:table-cell office:value-type="float" office:value="1681283">
            <text:p>1681283</text:p>
          </table:table-cell>
          <table:table-cell office:value-type="string">
            <text:p>total</text:p>
          </table:table-cell>
          <table:table-cell table:number-columns-repeated="2"/>
        </table:table-row>
      </table:table>
      <table:table table:name="Sheet1_5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2044">
            <text:p>2044</text:p>
          </table:table-cell>
          <table:table-cell office:value-type="string">
            <text:p>cqp4nlg2cl_out4</text:p>
          </table:table-cell>
          <table:table-cell office:value-type="string">
            <text:p>additiona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bic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2392">
            <text:p>2392</text:p>
          </table:table-cell>
          <table:table-cell office:value-type="string">
            <text:p>cqp4nlg2cl_out4</text:p>
          </table:table-cell>
          <table:table-cell office:value-type="string">
            <text:p>low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956">
            <text:p>4956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requirements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5">
            <text:p>215</text:p>
          </table:table-cell>
          <table:table-cell office:value-type="string">
            <text:p>cqp4nlg2cl_out4</text:p>
          </table:table-cell>
          <table:table-cell office:value-type="string">
            <text:p>se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office:value-type="float" office:value="2476">
            <text:p>2476</text:p>
          </table:table-cell>
          <table:table-cell office:value-type="string">
            <text:p>cqp4nlg2cl_out4</text:p>
          </table:table-cell>
          <table:table-cell office:value-type="string">
            <text:p>vali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8926">
            <text:p>7892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781">
            <text:p>178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string">
            <text:p>cqp4nlg2cl_out4</text:p>
          </table:table-cell>
          <table:table-cell office:value-type="string">
            <text:p>zenfo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479">
            <text:p>1479</text:p>
          </table:table-cell>
          <table:table-cell office:value-type="float" office:value="10011">
            <text:p>10011</text:p>
          </table:table-cell>
          <table:table-cell office:value-type="float" office:value="109420">
            <text:p>109420</text:p>
          </table:table-cell>
          <table:table-cell office:value-type="string">
            <text:p>total</text:p>
          </table:table-cell>
          <table:table-cell table:number-columns-repeated="2"/>
        </table:table-row>
      </table:table>
      <table:table table:name="Sheet1_4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float" office:value="1715">
            <text:p>1715</text:p>
          </table:table-cell>
          <table:table-cell office:value-type="float" office:value="16857">
            <text:p>16857</text:p>
          </table:table-cell>
          <table:table-cell office:value-type="string">
            <text:p>cqp4nlg2cl_out4</text:p>
          </table:table-cell>
          <table:table-cell office:value-type="string">
            <text:p>cop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ge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2392">
            <text:p>2392</text:p>
          </table:table-cell>
          <table:table-cell office:value-type="string">
            <text:p>cqp4nlg2cl_out4</text:p>
          </table:table-cell>
          <table:table-cell office:value-type="string">
            <text:p>low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not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5031">
            <text:p>5031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8">
            <text:p>1438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econdar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781">
            <text:p>178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3113">
            <text:p>3113</text:p>
          </table:table-cell>
          <table:table-cell office:value-type="float" office:value="32805">
            <text:p>32805</text:p>
          </table:table-cell>
          <table:table-cell office:value-type="string">
            <text:p>total</text:p>
          </table:table-cell>
          <table:table-cell table:number-columns-repeated="2"/>
        </table:table-row>
      </table:table>
      <table:table table:name="Sheet1_3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2x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84">
            <text:p>884</text:p>
          </table:table-cell>
          <table:table-cell office:value-type="string">
            <text:p>cqp4nlg2cl_out4</text:p>
          </table:table-cell>
          <table:table-cell office:value-type="string">
            <text:p>amazin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4">
            <text:p>1264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29">
            <text:p>229</text:p>
          </table:table-cell>
          <table:table-cell office:value-type="string">
            <text:p>cqp4nlg2cl_out4</text:p>
          </table:table-cell>
          <table:table-cell office:value-type="string">
            <text:p>availabilit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billin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2411">
            <text:p>2411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0250">
            <text:p>20250</text:p>
          </table:table-cell>
          <table:table-cell office:value-type="float" office:value="162000">
            <text:p>162000</text:p>
          </table:table-cell>
          <table:table-cell office:value-type="float" office:value="1496311">
            <text:p>1496311</text:p>
          </table:table-cell>
          <table:table-cell office:value-type="string">
            <text:p>cqp4nlg2cl_out4</text:p>
          </table:table-cell>
          <table:table-cell office:value-type="string">
            <text:p>dea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39">
            <text:p>339</text:p>
          </table:table-cell>
          <table:table-cell office:value-type="string">
            <text:p>cqp4nlg2cl_out4</text:p>
          </table:table-cell>
          <table:table-cell office:value-type="string">
            <text:p>entr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85">
            <text:p>285</text:p>
          </table:table-cell>
          <table:table-cell office:value-type="float" office:value="3140">
            <text:p>3140</text:p>
          </table:table-cell>
          <table:table-cell office:value-type="string">
            <text:p>cqp4nlg2cl_out4</text:p>
          </table:table-cell>
          <table:table-cell office:value-type="string">
            <text:p>forc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976">
            <text:p>976</text:p>
          </table:table-cell>
          <table:table-cell office:value-type="string">
            <text:p>cqp4nlg2cl_out4</text:p>
          </table:table-cell>
          <table:table-cell office:value-type="string">
            <text:p>ful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gb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goog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3024">
            <text:p>3024</text:p>
          </table:table-cell>
          <table:table-cell office:value-type="float" office:value="33997">
            <text:p>33997</text:p>
          </table:table-cell>
          <table:table-cell office:value-type="string">
            <text:p>cqp4nlg2cl_out4</text:p>
          </table:table-cell>
          <table:table-cell office:value-type="string">
            <text:p>leve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float" office:value="1728">
            <text:p>1728</text:p>
          </table:table-cell>
          <table:table-cell office:value-type="float" office:value="18417">
            <text:p>18417</text:p>
          </table:table-cell>
          <table:table-cell office:value-type="string">
            <text:p>cqp4nlg2cl_out4</text:p>
          </table:table-cell>
          <table:table-cell office:value-type="string">
            <text:p>limite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string">
            <text:p>cqp4nlg2cl_out4</text:p>
          </table:table-cell>
          <table:table-cell office:value-type="string">
            <text:p>mode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motomo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087">
            <text:p>1087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string">
            <text:p>cqp4nlg2cl_out4</text:p>
          </table:table-cell>
          <table:table-cell office:value-type="string">
            <text:p>onl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2877">
            <text:p>2877</text:p>
          </table:table-cell>
          <table:table-cell office:value-type="string">
            <text:p>cqp4nlg2cl_out4</text:p>
          </table:table-cell>
          <table:table-cell office:value-type="string">
            <text:p>pho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2">
            <text:p>222</text:p>
          </table:table-cell>
          <table:table-cell office:value-type="string">
            <text:p>cqp4nlg2cl_out4</text:p>
          </table:table-cell>
          <table:table-cell office:value-type="string">
            <text:p>potentia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8">
            <text:p>1438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784">
            <text:p>4784</text:p>
          </table:table-cell>
          <table:table-cell office:value-type="string">
            <text:p>cqp4nlg2cl_out4</text:p>
          </table:table-cell>
          <table:table-cell office:value-type="string">
            <text:p>selec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7">
            <text:p>1267</text:p>
          </table:table-cell>
          <table:table-cell office:value-type="string">
            <text:p>cqp4nlg2cl_out4</text:p>
          </table:table-cell>
          <table:table-cell office:value-type="string">
            <text:p>smartphon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tackabl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60">
            <text:p>1960</text:p>
          </table:table-cell>
          <table:table-cell office:value-type="string">
            <text:p>cqp4nlg2cl_out4</text:p>
          </table:table-cell>
          <table:table-cell office:value-type="string">
            <text:p>streamin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6527">
            <text:p>6527</text:p>
          </table:table-cell>
          <table:table-cell office:value-type="string">
            <text:p>cqp4nlg2cl_out4</text:p>
          </table:table-cell>
          <table:table-cell office:value-type="string">
            <text:p>sub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1146">
            <text:p>1146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that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unlimited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7876">
            <text:p>7787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6">
            <text:p>1436</text:p>
          </table:table-cell>
          <table:table-cell office:value-type="string">
            <text:p>cqp4nlg2cl_out4</text:p>
          </table:table-cell>
          <table:table-cell office:value-type="string">
            <text:p>voice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2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22710">
            <text:p>22710</text:p>
          </table:table-cell>
          <table:table-cell office:value-type="float" office:value="178809">
            <text:p>178809</text:p>
          </table:table-cell>
          <table:table-cell office:value-type="float" office:value="1680261">
            <text:p>1680261</text:p>
          </table:table-cell>
          <table:table-cell office:value-type="string">
            <text:p>total</text:p>
          </table:table-cell>
          <table:table-cell table:number-columns-repeated="2"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90">
            <text:p>390</text:p>
          </table:table-cell>
          <table:table-cell office:value-type="string">
            <text:p>cqp4nlg2cl_out4</text:p>
          </table:table-cell>
          <table:table-cell office:value-type="string">
            <text:p>AAL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Feature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Requirements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ub</text:p>
          </table:table-cell>
          <table:table-cell office:value-type="string">
            <text:p>Copy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TBD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i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in</text:p>
          </table:table-cell>
          <table:table-cell office:value-type="string">
            <text:p>tx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TV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Upgrades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929">
            <text:p>929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txt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423">
            <text:p>423</text:p>
          </table:table-cell>
          <table:table-cell office:value-type="float" office:value="5073">
            <text:p>5073</text:p>
          </table:table-cell>
          <table:table-cell office:value-type="string">
            <text:p>total</text:p>
          </table:table-cell>
          <table:table-cell table:number-columns-repeated="3"/>
        </table:table-row>
      </table:table>
      <table:table table:name="summary_2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90">
            <text:p>390</text:p>
          </table:table-cell>
          <table:table-cell office:value-type="string">
            <text:p>cqp4nlg2cl_out4</text:p>
          </table:table-cell>
          <table:table-cell office:value-type="string">
            <text:p>AAL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Featur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Requirements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ub-Copy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TBD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Trade-in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TV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Upgrades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929">
            <text:p>929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23">
            <text:p>423</text:p>
          </table:table-cell>
          <table:table-cell office:value-type="float" office:value="5073">
            <text:p>5073</text:p>
          </table:table-cell>
          <table:table-cell office:value-type="string">
            <text:p>total</text:p>
          </table:table-cell>
          <table:table-cell/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2x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84">
            <text:p>884</text:p>
          </table:table-cell>
          <table:table-cell office:value-type="string">
            <text:p>cqp4nlg2cl_out4</text:p>
          </table:table-cell>
          <table:table-cell office:value-type="string">
            <text:p>amazing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4">
            <text:p>1264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29">
            <text:p>229</text:p>
          </table:table-cell>
          <table:table-cell office:value-type="string">
            <text:p>cqp4nlg2cl_out4</text:p>
          </table:table-cell>
          <table:table-cell office:value-type="string">
            <text:p>availabilit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billin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2411">
            <text:p>2411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0250">
            <text:p>20250</text:p>
          </table:table-cell>
          <table:table-cell office:value-type="float" office:value="162000">
            <text:p>162000</text:p>
          </table:table-cell>
          <table:table-cell office:value-type="float" office:value="1496311">
            <text:p>1496311</text:p>
          </table:table-cell>
          <table:table-cell office:value-type="string">
            <text:p>cqp4nlg2cl_out4</text:p>
          </table:table-cell>
          <table:table-cell office:value-type="string">
            <text:p>dea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39">
            <text:p>339</text:p>
          </table:table-cell>
          <table:table-cell office:value-type="string">
            <text:p>cqp4nlg2cl_out4</text:p>
          </table:table-cell>
          <table:table-cell office:value-type="string">
            <text:p>entr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5">
            <text:p>285</text:p>
          </table:table-cell>
          <table:table-cell office:value-type="float" office:value="3140">
            <text:p>3140</text:p>
          </table:table-cell>
          <table:table-cell office:value-type="string">
            <text:p>cqp4nlg2cl_out4</text:p>
          </table:table-cell>
          <table:table-cell office:value-type="string">
            <text:p>forc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976">
            <text:p>976</text:p>
          </table:table-cell>
          <table:table-cell office:value-type="string">
            <text:p>cqp4nlg2cl_out4</text:p>
          </table:table-cell>
          <table:table-cell office:value-type="string">
            <text:p>ful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gb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goog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024">
            <text:p>3024</text:p>
          </table:table-cell>
          <table:table-cell office:value-type="float" office:value="33997">
            <text:p>33997</text:p>
          </table:table-cell>
          <table:table-cell office:value-type="string">
            <text:p>cqp4nlg2cl_out4</text:p>
          </table:table-cell>
          <table:table-cell office:value-type="string">
            <text:p>leve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28">
            <text:p>1728</text:p>
          </table:table-cell>
          <table:table-cell office:value-type="float" office:value="18417">
            <text:p>18417</text:p>
          </table:table-cell>
          <table:table-cell office:value-type="string">
            <text:p>cqp4nlg2cl_out4</text:p>
          </table:table-cell>
          <table:table-cell office:value-type="string">
            <text:p>limite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string">
            <text:p>cqp4nlg2cl_out4</text:p>
          </table:table-cell>
          <table:table-cell office:value-type="string">
            <text:p>model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motomod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087">
            <text:p>1087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string">
            <text:p>cqp4nlg2cl_out4</text:p>
          </table:table-cell>
          <table:table-cell office:value-type="string">
            <text:p>onl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2877">
            <text:p>2877</text:p>
          </table:table-cell>
          <table:table-cell office:value-type="string">
            <text:p>cqp4nlg2cl_out4</text:p>
          </table:table-cell>
          <table:table-cell office:value-type="string">
            <text:p>phon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2">
            <text:p>222</text:p>
          </table:table-cell>
          <table:table-cell office:value-type="string">
            <text:p>cqp4nlg2cl_out4</text:p>
          </table:table-cell>
          <table:table-cell office:value-type="string">
            <text:p>potentia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8">
            <text:p>1438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N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784">
            <text:p>4784</text:p>
          </table:table-cell>
          <table:table-cell office:value-type="string">
            <text:p>cqp4nlg2cl_out4</text:p>
          </table:table-cell>
          <table:table-cell office:value-type="string">
            <text:p>select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7">
            <text:p>1267</text:p>
          </table:table-cell>
          <table:table-cell office:value-type="string">
            <text:p>cqp4nlg2cl_out4</text:p>
          </table:table-cell>
          <table:table-cell office:value-type="string">
            <text:p>smartphon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tackab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60">
            <text:p>1960</text:p>
          </table:table-cell>
          <table:table-cell office:value-type="string">
            <text:p>cqp4nlg2cl_out4</text:p>
          </table:table-cell>
          <table:table-cell office:value-type="string">
            <text:p>streamin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6527">
            <text:p>6527</text:p>
          </table:table-cell>
          <table:table-cell office:value-type="string">
            <text:p>cqp4nlg2cl_out4</text:p>
          </table:table-cell>
          <table:table-cell office:value-type="string">
            <text:p>sub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1146">
            <text:p>1146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that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unlimite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7876">
            <text:p>7787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6">
            <text:p>1436</text:p>
          </table:table-cell>
          <table:table-cell office:value-type="string">
            <text:p>cqp4nlg2cl_out4</text:p>
          </table:table-cell>
          <table:table-cell office:value-type="string">
            <text:p>voic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2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2710">
            <text:p>22710</text:p>
          </table:table-cell>
          <table:table-cell office:value-type="float" office:value="178809">
            <text:p>178809</text:p>
          </table:table-cell>
          <table:table-cell office:value-type="float" office:value="1680261">
            <text:p>1680261</text:p>
          </table:table-cell>
          <table:table-cell office:value-type="string">
            <text:p>total</text:p>
          </table:table-cell>
          <table:table-cell/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1715">
            <text:p>1715</text:p>
          </table:table-cell>
          <table:table-cell office:value-type="float" office:value="16857">
            <text:p>16857</text:p>
          </table:table-cell>
          <table:table-cell office:value-type="string">
            <text:p>cqp4nlg2cl_out4</text:p>
          </table:table-cell>
          <table:table-cell office:value-type="string">
            <text:p>copy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get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2392">
            <text:p>2392</text:p>
          </table:table-cell>
          <table:table-cell office:value-type="string">
            <text:p>cqp4nlg2cl_out4</text:p>
          </table:table-cell>
          <table:table-cell office:value-type="string">
            <text:p>low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not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5031">
            <text:p>5031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8">
            <text:p>1438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econdary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781">
            <text:p>178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3113">
            <text:p>3113</text:p>
          </table:table-cell>
          <table:table-cell office:value-type="float" office:value="32805">
            <text:p>32805</text:p>
          </table:table-cell>
          <table:table-cell office:value-type="string">
            <text:p>total</text:p>
          </table:table-cell>
          <table:table-cell/>
          <table:table-cell office:value-type="string">
            <text:p>sgrank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2044">
            <text:p>2044</text:p>
          </table:table-cell>
          <table:table-cell office:value-type="string">
            <text:p>cqp4nlg2cl_out4</text:p>
          </table:table-cell>
          <table:table-cell office:value-type="string">
            <text:p>additional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bic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2392">
            <text:p>2392</text:p>
          </table:table-cell>
          <table:table-cell office:value-type="string">
            <text:p>cqp4nlg2cl_out4</text:p>
          </table:table-cell>
          <table:table-cell office:value-type="string">
            <text:p>low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956">
            <text:p>4956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requirements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5">
            <text:p>215</text:p>
          </table:table-cell>
          <table:table-cell office:value-type="string">
            <text:p>cqp4nlg2cl_out4</text:p>
          </table:table-cell>
          <table:table-cell office:value-type="string">
            <text:p>sed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office:value-type="float" office:value="2476">
            <text:p>2476</text:p>
          </table:table-cell>
          <table:table-cell office:value-type="string">
            <text:p>cqp4nlg2cl_out4</text:p>
          </table:table-cell>
          <table:table-cell office:value-type="string">
            <text:p>valid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8926">
            <text:p>7892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781">
            <text:p>178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string">
            <text:p>cqp4nlg2cl_out4</text:p>
          </table:table-cell>
          <table:table-cell office:value-type="string">
            <text:p>zenfon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 office:value-type="float" office:value="10011">
            <text:p>10011</text:p>
          </table:table-cell>
          <table:table-cell office:value-type="float" office:value="109420">
            <text:p>109420</text:p>
          </table:table-cell>
          <table:table-cell office:value-type="string">
            <text:p>total</text:p>
          </table:table-cell>
          <table:table-cell/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2xl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84">
            <text:p>884</text:p>
          </table:table-cell>
          <table:table-cell office:value-type="string">
            <text:p>cqp4nlg2cl_out4</text:p>
          </table:table-cell>
          <table:table-cell office:value-type="string">
            <text:p>amazing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4">
            <text:p>1264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29">
            <text:p>229</text:p>
          </table:table-cell>
          <table:table-cell office:value-type="string">
            <text:p>cqp4nlg2cl_out4</text:p>
          </table:table-cell>
          <table:table-cell office:value-type="string">
            <text:p>availability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billing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2411">
            <text:p>2411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20250">
            <text:p>20250</text:p>
          </table:table-cell>
          <table:table-cell office:value-type="float" office:value="162000">
            <text:p>162000</text:p>
          </table:table-cell>
          <table:table-cell office:value-type="float" office:value="1496311">
            <text:p>1496311</text:p>
          </table:table-cell>
          <table:table-cell office:value-type="string">
            <text:p>cqp4nlg2cl_out4</text:p>
          </table:table-cell>
          <table:table-cell office:value-type="string">
            <text:p>deal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39">
            <text:p>339</text:p>
          </table:table-cell>
          <table:table-cell office:value-type="string">
            <text:p>cqp4nlg2cl_out4</text:p>
          </table:table-cell>
          <table:table-cell office:value-type="string">
            <text:p>entry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5">
            <text:p>285</text:p>
          </table:table-cell>
          <table:table-cell office:value-type="float" office:value="3140">
            <text:p>3140</text:p>
          </table:table-cell>
          <table:table-cell office:value-type="string">
            <text:p>cqp4nlg2cl_out4</text:p>
          </table:table-cell>
          <table:table-cell office:value-type="string">
            <text:p>forc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976">
            <text:p>976</text:p>
          </table:table-cell>
          <table:table-cell office:value-type="string">
            <text:p>cqp4nlg2cl_out4</text:p>
          </table:table-cell>
          <table:table-cell office:value-type="string">
            <text:p>full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gb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googl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3024">
            <text:p>3024</text:p>
          </table:table-cell>
          <table:table-cell office:value-type="float" office:value="33997">
            <text:p>33997</text:p>
          </table:table-cell>
          <table:table-cell office:value-type="string">
            <text:p>cqp4nlg2cl_out4</text:p>
          </table:table-cell>
          <table:table-cell office:value-type="string">
            <text:p>level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1728">
            <text:p>1728</text:p>
          </table:table-cell>
          <table:table-cell office:value-type="float" office:value="18417">
            <text:p>18417</text:p>
          </table:table-cell>
          <table:table-cell office:value-type="string">
            <text:p>cqp4nlg2cl_out4</text:p>
          </table:table-cell>
          <table:table-cell office:value-type="string">
            <text:p>limited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string">
            <text:p>cqp4nlg2cl_out4</text:p>
          </table:table-cell>
          <table:table-cell office:value-type="string">
            <text:p>model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motomod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087">
            <text:p>1087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string">
            <text:p>cqp4nlg2cl_out4</text:p>
          </table:table-cell>
          <table:table-cell office:value-type="string">
            <text:p>only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2847">
            <text:p>2847</text:p>
          </table:table-cell>
          <table:table-cell office:value-type="string">
            <text:p>cqp4nlg2cl_out4</text:p>
          </table:table-cell>
          <table:table-cell office:value-type="string">
            <text:p>phon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string">
            <text:p>cqp4nlg2cl_out4</text:p>
          </table:table-cell>
          <table:table-cell office:value-type="string">
            <text:p>potential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7">
            <text:p>1437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N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784">
            <text:p>4784</text:p>
          </table:table-cell>
          <table:table-cell office:value-type="string">
            <text:p>cqp4nlg2cl_out4</text:p>
          </table:table-cell>
          <table:table-cell office:value-type="string">
            <text:p>select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7">
            <text:p>1267</text:p>
          </table:table-cell>
          <table:table-cell office:value-type="string">
            <text:p>cqp4nlg2cl_out4</text:p>
          </table:table-cell>
          <table:table-cell office:value-type="string">
            <text:p>smartphon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tackabl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60">
            <text:p>1960</text:p>
          </table:table-cell>
          <table:table-cell office:value-type="string">
            <text:p>cqp4nlg2cl_out4</text:p>
          </table:table-cell>
          <table:table-cell office:value-type="string">
            <text:p>streaming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6527">
            <text:p>6527</text:p>
          </table:table-cell>
          <table:table-cell office:value-type="string">
            <text:p>cqp4nlg2cl_out4</text:p>
          </table:table-cell>
          <table:table-cell office:value-type="string">
            <text:p>sub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1146">
            <text:p>1146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that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unlimited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8926">
            <text:p>7892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6">
            <text:p>1436</text:p>
          </table:table-cell>
          <table:table-cell office:value-type="string">
            <text:p>cqp4nlg2cl_out4</text:p>
          </table:table-cell>
          <table:table-cell office:value-type="string">
            <text:p>voice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2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textrank</text:p>
          </table:table-cell>
        </table:table-row>
        <table:table-row table:style-name="ro2">
          <table:table-cell office:value-type="float" office:value="22710">
            <text:p>22710</text:p>
          </table:table-cell>
          <table:table-cell office:value-type="float" office:value="178809">
            <text:p>178809</text:p>
          </table:table-cell>
          <table:table-cell office:value-type="float" office:value="1681283">
            <text:p>1681283</text:p>
          </table:table-cell>
          <table:table-cell office:value-type="string">
            <text:p>total</text:p>
          </table:table-cell>
          <table:table-cell/>
          <table:table-cell office:value-type="string">
            <text:p>textrank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56">
            <text:p>356</text:p>
          </table:table-cell>
          <table:table-cell office:value-type="string">
            <text:p>cqp4nlg2cl_out4</text:p>
          </table:table-cell>
          <table:table-cell office:value-type="float" office:value="1">
            <text:p>1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9">
            <text:p>219</text:p>
          </table:table-cell>
          <table:table-cell office:value-type="string">
            <text:p>cqp4nlg2cl_out4</text:p>
          </table:table-cell>
          <table:table-cell office:value-type="float" office:value="200">
            <text:p>200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915">
            <text:p>915</text:p>
          </table:table-cell>
          <table:table-cell office:value-type="string">
            <text:p>cqp4nlg2cl_out4</text:p>
          </table:table-cell>
          <table:table-cell office:value-type="float" office:value="300">
            <text:p>300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table:style-name="ce1" office:value-type="percentage" office:value="0.5">
            <text:p>50.00%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99">
            <text:p>599</text:p>
          </table:table-cell>
          <table:table-cell office:value-type="string">
            <text:p>cqp4nlg2cl_out4</text:p>
          </table:table-cell>
          <table:table-cell office:value-type="float" office:value="5">
            <text:p>5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float" office:value="699.99">
            <text:p>699.99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90">
            <text:p>390</text:p>
          </table:table-cell>
          <table:table-cell office:value-type="string">
            <text:p>cqp4nlg2cl_out4</text:p>
          </table:table-cell>
          <table:table-cell office:value-type="string">
            <text:p>AAL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December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ECPD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Holiday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LG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March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Motorola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mo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named_entiti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Super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XXXXXXXXX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712">
            <text:p>712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40">
            <text:p>340</text:p>
          </table:table-cell>
          <table:table-cell office:value-type="float" office:value="4353">
            <text:p>4353</text:p>
          </table:table-cell>
          <table:table-cell office:value-type="string">
            <text:p>total</text:p>
          </table:table-cell>
          <table:table-cell/>
          <table:table-cell office:value-type="string">
            <text:p>named_entities</text:p>
          </table:table-cell>
        </table:table-row>
      </table:table>
      <table:table table:name="summary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90">
            <text:p>390</text:p>
          </table:table-cell>
          <table:table-cell office:value-type="string">
            <text:p>cqp4nlg2cl_out4</text:p>
          </table:table-cell>
          <table:table-cell office:value-type="string">
            <text:p>AAL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Featur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Requirements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ub-Copy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TBD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Trade-in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TV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Upgrades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929">
            <text:p>929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23">
            <text:p>423</text:p>
          </table:table-cell>
          <table:table-cell office:value-type="float" office:value="5073">
            <text:p>5073</text:p>
          </table:table-cell>
          <table:table-cell office:value-type="string">
            <text:p>total</text:p>
          </table:table-cell>
          <table:table-cell/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2x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84">
            <text:p>884</text:p>
          </table:table-cell>
          <table:table-cell office:value-type="string">
            <text:p>cqp4nlg2cl_out4</text:p>
          </table:table-cell>
          <table:table-cell office:value-type="string">
            <text:p>amazing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4">
            <text:p>1264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29">
            <text:p>229</text:p>
          </table:table-cell>
          <table:table-cell office:value-type="string">
            <text:p>cqp4nlg2cl_out4</text:p>
          </table:table-cell>
          <table:table-cell office:value-type="string">
            <text:p>availabilit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billin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2411">
            <text:p>2411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0250">
            <text:p>20250</text:p>
          </table:table-cell>
          <table:table-cell office:value-type="float" office:value="162000">
            <text:p>162000</text:p>
          </table:table-cell>
          <table:table-cell office:value-type="float" office:value="1496311">
            <text:p>1496311</text:p>
          </table:table-cell>
          <table:table-cell office:value-type="string">
            <text:p>cqp4nlg2cl_out4</text:p>
          </table:table-cell>
          <table:table-cell office:value-type="string">
            <text:p>dea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39">
            <text:p>339</text:p>
          </table:table-cell>
          <table:table-cell office:value-type="string">
            <text:p>cqp4nlg2cl_out4</text:p>
          </table:table-cell>
          <table:table-cell office:value-type="string">
            <text:p>entr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5">
            <text:p>285</text:p>
          </table:table-cell>
          <table:table-cell office:value-type="float" office:value="3140">
            <text:p>3140</text:p>
          </table:table-cell>
          <table:table-cell office:value-type="string">
            <text:p>cqp4nlg2cl_out4</text:p>
          </table:table-cell>
          <table:table-cell office:value-type="string">
            <text:p>forc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976">
            <text:p>976</text:p>
          </table:table-cell>
          <table:table-cell office:value-type="string">
            <text:p>cqp4nlg2cl_out4</text:p>
          </table:table-cell>
          <table:table-cell office:value-type="string">
            <text:p>ful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gb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goog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024">
            <text:p>3024</text:p>
          </table:table-cell>
          <table:table-cell office:value-type="float" office:value="33997">
            <text:p>33997</text:p>
          </table:table-cell>
          <table:table-cell office:value-type="string">
            <text:p>cqp4nlg2cl_out4</text:p>
          </table:table-cell>
          <table:table-cell office:value-type="string">
            <text:p>leve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28">
            <text:p>1728</text:p>
          </table:table-cell>
          <table:table-cell office:value-type="float" office:value="18417">
            <text:p>18417</text:p>
          </table:table-cell>
          <table:table-cell office:value-type="string">
            <text:p>cqp4nlg2cl_out4</text:p>
          </table:table-cell>
          <table:table-cell office:value-type="string">
            <text:p>limite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string">
            <text:p>cqp4nlg2cl_out4</text:p>
          </table:table-cell>
          <table:table-cell office:value-type="string">
            <text:p>model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motomod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087">
            <text:p>1087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string">
            <text:p>cqp4nlg2cl_out4</text:p>
          </table:table-cell>
          <table:table-cell office:value-type="string">
            <text:p>onl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2877">
            <text:p>2877</text:p>
          </table:table-cell>
          <table:table-cell office:value-type="string">
            <text:p>cqp4nlg2cl_out4</text:p>
          </table:table-cell>
          <table:table-cell office:value-type="string">
            <text:p>phon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2">
            <text:p>222</text:p>
          </table:table-cell>
          <table:table-cell office:value-type="string">
            <text:p>cqp4nlg2cl_out4</text:p>
          </table:table-cell>
          <table:table-cell office:value-type="string">
            <text:p>potentia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8">
            <text:p>1438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N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784">
            <text:p>4784</text:p>
          </table:table-cell>
          <table:table-cell office:value-type="string">
            <text:p>cqp4nlg2cl_out4</text:p>
          </table:table-cell>
          <table:table-cell office:value-type="string">
            <text:p>select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7">
            <text:p>1267</text:p>
          </table:table-cell>
          <table:table-cell office:value-type="string">
            <text:p>cqp4nlg2cl_out4</text:p>
          </table:table-cell>
          <table:table-cell office:value-type="string">
            <text:p>smartphon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tackab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60">
            <text:p>1960</text:p>
          </table:table-cell>
          <table:table-cell office:value-type="string">
            <text:p>cqp4nlg2cl_out4</text:p>
          </table:table-cell>
          <table:table-cell office:value-type="string">
            <text:p>streamin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6527">
            <text:p>6527</text:p>
          </table:table-cell>
          <table:table-cell office:value-type="string">
            <text:p>cqp4nlg2cl_out4</text:p>
          </table:table-cell>
          <table:table-cell office:value-type="string">
            <text:p>sub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1146">
            <text:p>1146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that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unlimite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7876">
            <text:p>7787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6">
            <text:p>1436</text:p>
          </table:table-cell>
          <table:table-cell office:value-type="string">
            <text:p>cqp4nlg2cl_out4</text:p>
          </table:table-cell>
          <table:table-cell office:value-type="string">
            <text:p>voic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2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2710">
            <text:p>22710</text:p>
          </table:table-cell>
          <table:table-cell office:value-type="float" office:value="178809">
            <text:p>178809</text:p>
          </table:table-cell>
          <table:table-cell office:value-type="float" office:value="1680261">
            <text:p>1680261</text:p>
          </table:table-cell>
          <table:table-cell office:value-type="string">
            <text:p>total</text:p>
          </table:table-cell>
          <table:table-cell/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1715">
            <text:p>1715</text:p>
          </table:table-cell>
          <table:table-cell office:value-type="float" office:value="16857">
            <text:p>16857</text:p>
          </table:table-cell>
          <table:table-cell office:value-type="string">
            <text:p>cqp4nlg2cl_out4</text:p>
          </table:table-cell>
          <table:table-cell office:value-type="string">
            <text:p>copy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get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2392">
            <text:p>2392</text:p>
          </table:table-cell>
          <table:table-cell office:value-type="string">
            <text:p>cqp4nlg2cl_out4</text:p>
          </table:table-cell>
          <table:table-cell office:value-type="string">
            <text:p>low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not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5031">
            <text:p>5031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8">
            <text:p>1438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econdary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781">
            <text:p>178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3113">
            <text:p>3113</text:p>
          </table:table-cell>
          <table:table-cell office:value-type="float" office:value="32805">
            <text:p>32805</text:p>
          </table:table-cell>
          <table:table-cell office:value-type="string">
            <text:p>total</text:p>
          </table:table-cell>
          <table:table-cell/>
          <table:table-cell office:value-type="string">
            <text:p>sgrank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2044">
            <text:p>2044</text:p>
          </table:table-cell>
          <table:table-cell office:value-type="string">
            <text:p>cqp4nlg2cl_out4</text:p>
          </table:table-cell>
          <table:table-cell office:value-type="string">
            <text:p>additional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bic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2392">
            <text:p>2392</text:p>
          </table:table-cell>
          <table:table-cell office:value-type="string">
            <text:p>cqp4nlg2cl_out4</text:p>
          </table:table-cell>
          <table:table-cell office:value-type="string">
            <text:p>low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956">
            <text:p>4956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requirements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5">
            <text:p>215</text:p>
          </table:table-cell>
          <table:table-cell office:value-type="string">
            <text:p>cqp4nlg2cl_out4</text:p>
          </table:table-cell>
          <table:table-cell office:value-type="string">
            <text:p>sed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office:value-type="float" office:value="2476">
            <text:p>2476</text:p>
          </table:table-cell>
          <table:table-cell office:value-type="string">
            <text:p>cqp4nlg2cl_out4</text:p>
          </table:table-cell>
          <table:table-cell office:value-type="string">
            <text:p>valid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8926">
            <text:p>7892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781">
            <text:p>178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string">
            <text:p>cqp4nlg2cl_out4</text:p>
          </table:table-cell>
          <table:table-cell office:value-type="string">
            <text:p>zenfon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 office:value-type="float" office:value="10011">
            <text:p>10011</text:p>
          </table:table-cell>
          <table:table-cell office:value-type="float" office:value="109420">
            <text:p>109420</text:p>
          </table:table-cell>
          <table:table-cell office:value-type="string">
            <text:p>total</text:p>
          </table:table-cell>
          <table:table-cell/>
          <table:table-cell office:value-type="string">
            <text:p>singlerank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56">
            <text:p>356</text:p>
          </table:table-cell>
          <table:table-cell office:value-type="string">
            <text:p>cqp4nlg2cl_out4</text:p>
          </table:table-cell>
          <table:table-cell office:value-type="float" office:value="1">
            <text:p>1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9">
            <text:p>219</text:p>
          </table:table-cell>
          <table:table-cell office:value-type="string">
            <text:p>cqp4nlg2cl_out4</text:p>
          </table:table-cell>
          <table:table-cell office:value-type="float" office:value="200">
            <text:p>200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915">
            <text:p>915</text:p>
          </table:table-cell>
          <table:table-cell office:value-type="string">
            <text:p>cqp4nlg2cl_out4</text:p>
          </table:table-cell>
          <table:table-cell office:value-type="float" office:value="300">
            <text:p>300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table:style-name="ce1" office:value-type="percentage" office:value="0.5">
            <text:p>50.00%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99">
            <text:p>599</text:p>
          </table:table-cell>
          <table:table-cell office:value-type="string">
            <text:p>cqp4nlg2cl_out4</text:p>
          </table:table-cell>
          <table:table-cell office:value-type="float" office:value="5">
            <text:p>5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float" office:value="699.99">
            <text:p>699.99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90">
            <text:p>390</text:p>
          </table:table-cell>
          <table:table-cell office:value-type="string">
            <text:p>cqp4nlg2cl_out4</text:p>
          </table:table-cell>
          <table:table-cell office:value-type="string">
            <text:p>AAL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December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ECPD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Holiday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LG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March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Motorola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mo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named_entiti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Super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XXXXXXXXX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712">
            <text:p>712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40">
            <text:p>340</text:p>
          </table:table-cell>
          <table:table-cell office:value-type="float" office:value="4353">
            <text:p>4353</text:p>
          </table:table-cell>
          <table:table-cell office:value-type="string">
            <text:p>total</text:p>
          </table:table-cell>
          <table:table-cell/>
          <table:table-cell office:value-type="string">
            <text:p>named_entities</text:p>
          </table:table-cell>
        </table:table-row>
      </table:table>
      <table:table table:name="sorted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float" office:value="22710">
            <text:p>22710</text:p>
          </table:table-cell>
          <table:table-cell office:value-type="float" office:value="178809">
            <text:p>178809</text:p>
          </table:table-cell>
          <table:table-cell office:value-type="float" office:value="1680261">
            <text:p>1680261</text:p>
          </table:table-cell>
          <table:table-cell office:value-type="string">
            <text:p>total</text:p>
          </table:table-cell>
          <table:table-cell/>
          <table:table-cell office:value-type="string">
            <text:p>semantic_net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 office:value-type="float" office:value="10011">
            <text:p>10011</text:p>
          </table:table-cell>
          <table:table-cell office:value-type="float" office:value="109420">
            <text:p>109420</text:p>
          </table:table-cell>
          <table:table-cell office:value-type="string">
            <text:p>total</text:p>
          </table:table-cell>
          <table:table-cell/>
          <table:table-cell office:value-type="string">
            <text:p>singlerank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3113">
            <text:p>3113</text:p>
          </table:table-cell>
          <table:table-cell office:value-type="float" office:value="32805">
            <text:p>32805</text:p>
          </table:table-cell>
          <table:table-cell office:value-type="string">
            <text:p>total</text:p>
          </table:table-cell>
          <table:table-cell/>
          <table:table-cell office:value-type="string">
            <text:p>sgrank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23">
            <text:p>423</text:p>
          </table:table-cell>
          <table:table-cell office:value-type="float" office:value="5073">
            <text:p>5073</text:p>
          </table:table-cell>
          <table:table-cell office:value-type="string">
            <text:p>total</text:p>
          </table:table-cell>
          <table:table-cell/>
          <table:table-cell office:value-type="string">
            <text:p>azur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40">
            <text:p>340</text:p>
          </table:table-cell>
          <table:table-cell office:value-type="float" office:value="4353">
            <text:p>4353</text:p>
          </table:table-cell>
          <table:table-cell office:value-type="string">
            <text:p>total</text:p>
          </table:table-cell>
          <table:table-cell/>
          <table:table-cell office:value-type="string">
            <text:p>named_entiti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250">
            <text:p>20250</text:p>
          </table:table-cell>
          <table:table-cell office:value-type="float" office:value="162000">
            <text:p>162000</text:p>
          </table:table-cell>
          <table:table-cell office:value-type="float" office:value="1496311">
            <text:p>1496311</text:p>
          </table:table-cell>
          <table:table-cell office:value-type="string">
            <text:p>cqp4nlg2cl_out4</text:p>
          </table:table-cell>
          <table:table-cell office:value-type="string">
            <text:p>dea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7876">
            <text:p>7787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7350">
            <text:p>7350</text:p>
          </table:table-cell>
          <table:table-cell office:value-type="float" office:value="78926">
            <text:p>78926</text:p>
          </table:table-cell>
          <table:table-cell office:value-type="string">
            <text:p>cqp4nlg2cl_out4</text:p>
          </table:table-cell>
          <table:table-cell office:value-type="string">
            <text:p>version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024">
            <text:p>3024</text:p>
          </table:table-cell>
          <table:table-cell office:value-type="float" office:value="33997">
            <text:p>33997</text:p>
          </table:table-cell>
          <table:table-cell office:value-type="string">
            <text:p>cqp4nlg2cl_out4</text:p>
          </table:table-cell>
          <table:table-cell office:value-type="string">
            <text:p>leve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28">
            <text:p>1728</text:p>
          </table:table-cell>
          <table:table-cell office:value-type="float" office:value="18417">
            <text:p>18417</text:p>
          </table:table-cell>
          <table:table-cell office:value-type="string">
            <text:p>cqp4nlg2cl_out4</text:p>
          </table:table-cell>
          <table:table-cell office:value-type="string">
            <text:p>limited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1715">
            <text:p>1715</text:p>
          </table:table-cell>
          <table:table-cell office:value-type="float" office:value="16857">
            <text:p>16857</text:p>
          </table:table-cell>
          <table:table-cell office:value-type="string">
            <text:p>cqp4nlg2cl_out4</text:p>
          </table:table-cell>
          <table:table-cell office:value-type="string">
            <text:p>copy</text:p>
          </table:table-cell>
          <table:table-cell office:value-type="string">
            <text:p>sgrank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6527">
            <text:p>6527</text:p>
          </table:table-cell>
          <table:table-cell office:value-type="string">
            <text:p>cqp4nlg2cl_out4</text:p>
          </table:table-cell>
          <table:table-cell office:value-type="string">
            <text:p>sub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0">
            <text:p>450</text:p>
          </table:table-cell>
          <table:table-cell office:value-type="float" office:value="5317">
            <text:p>5317</text:p>
          </table:table-cell>
          <table:table-cell office:value-type="string">
            <text:p>cqp4nlg2cl_out4</text:p>
          </table:table-cell>
          <table:table-cell office:value-type="string">
            <text:p>offer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360">
            <text:p>4360</text:p>
          </table:table-cell>
          <table:table-cell office:value-type="string">
            <text:p>cqp4nlg2cl_out4</text:p>
          </table:table-cell>
          <table:table-cell office:value-type="string">
            <text:p>free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5031">
            <text:p>5031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956">
            <text:p>4956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office:value-type="float" office:value="4784">
            <text:p>4784</text:p>
          </table:table-cell>
          <table:table-cell office:value-type="string">
            <text:p>cqp4nlg2cl_out4</text:p>
          </table:table-cell>
          <table:table-cell office:value-type="string">
            <text:p>select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2392">
            <text:p>2392</text:p>
          </table:table-cell>
          <table:table-cell office:value-type="string">
            <text:p>cqp4nlg2cl_out4</text:p>
          </table:table-cell>
          <table:table-cell office:value-type="string">
            <text:p>low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2392">
            <text:p>2392</text:p>
          </table:table-cell>
          <table:table-cell office:value-type="string">
            <text:p>cqp4nlg2cl_out4</text:p>
          </table:table-cell>
          <table:table-cell office:value-type="string">
            <text:p>low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5">
            <text:p>285</text:p>
          </table:table-cell>
          <table:table-cell office:value-type="float" office:value="3140">
            <text:p>3140</text:p>
          </table:table-cell>
          <table:table-cell office:value-type="string">
            <text:p>cqp4nlg2cl_out4</text:p>
          </table:table-cell>
          <table:table-cell office:value-type="string">
            <text:p>forc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2044">
            <text:p>2044</text:p>
          </table:table-cell>
          <table:table-cell office:value-type="string">
            <text:p>cqp4nlg2cl_out4</text:p>
          </table:table-cell>
          <table:table-cell office:value-type="string">
            <text:p>additional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890">
            <text:p>2890</text:p>
          </table:table-cell>
          <table:table-cell office:value-type="string">
            <text:p>cqp4nlg2cl_out4</text:p>
          </table:table-cell>
          <table:table-cell office:value-type="string">
            <text:p>lin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2877">
            <text:p>2877</text:p>
          </table:table-cell>
          <table:table-cell office:value-type="string">
            <text:p>cqp4nlg2cl_out4</text:p>
          </table:table-cell>
          <table:table-cell office:value-type="string">
            <text:p>phon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52">
            <text:p>1752</text:p>
          </table:table-cell>
          <table:table-cell office:value-type="string">
            <text:p>cqp4nlg2cl_out4</text:p>
          </table:table-cell>
          <table:table-cell office:value-type="string">
            <text:p>plus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office:value-type="float" office:value="2476">
            <text:p>2476</text:p>
          </table:table-cell>
          <table:table-cell office:value-type="string">
            <text:p>cqp4nlg2cl_out4</text:p>
          </table:table-cell>
          <table:table-cell office:value-type="string">
            <text:p>valid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458">
            <text:p>1458</text:p>
          </table:table-cell>
          <table:table-cell office:value-type="string">
            <text:p>cqp4nlg2cl_out4</text:p>
          </table:table-cell>
          <table:table-cell office:value-type="string">
            <text:p>time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99">
            <text:p>599</text:p>
          </table:table-cell>
          <table:table-cell office:value-type="string">
            <text:p>cqp4nlg2cl_out4</text:p>
          </table:table-cell>
          <table:table-cell office:value-type="float" office:value="5">
            <text:p>5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84">
            <text:p>884</text:p>
          </table:table-cell>
          <table:table-cell office:value-type="string">
            <text:p>cqp4nlg2cl_out4</text:p>
          </table:table-cell>
          <table:table-cell office:value-type="string">
            <text:p>amazin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string">
            <text:p>cqp4nlg2cl_out4</text:p>
          </table:table-cell>
          <table:table-cell office:value-type="string">
            <text:p>onl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929">
            <text:p>929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2411">
            <text:p>2411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56">
            <text:p>356</text:p>
          </table:table-cell>
          <table:table-cell office:value-type="string">
            <text:p>cqp4nlg2cl_out4</text:p>
          </table:table-cell>
          <table:table-cell office:value-type="float" office:value="1">
            <text:p>1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39">
            <text:p>339</text:p>
          </table:table-cell>
          <table:table-cell office:value-type="string">
            <text:p>cqp4nlg2cl_out4</text:p>
          </table:table-cell>
          <table:table-cell office:value-type="string">
            <text:p>entr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29">
            <text:p>229</text:p>
          </table:table-cell>
          <table:table-cell office:value-type="string">
            <text:p>cqp4nlg2cl_out4</text:p>
          </table:table-cell>
          <table:table-cell office:value-type="string">
            <text:p>availability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02">
            <text:p>702</text:p>
          </table:table-cell>
          <table:table-cell office:value-type="string">
            <text:p>cqp4nlg2cl_out4</text:p>
          </table:table-cell>
          <table:table-cell office:value-type="string">
            <text:p>g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cqp4nlg2cl_out4</text:p>
          </table:table-cell>
          <table:table-cell office:value-type="string">
            <text:p>discount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986">
            <text:p>986</text:p>
          </table:table-cell>
          <table:table-cell office:value-type="string">
            <text:p>cqp4nlg2cl_out4</text:p>
          </table:table-cell>
          <table:table-cell office:value-type="string">
            <text:p>eligible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976">
            <text:p>976</text:p>
          </table:table-cell>
          <table:table-cell office:value-type="string">
            <text:p>cqp4nlg2cl_out4</text:p>
          </table:table-cell>
          <table:table-cell office:value-type="string">
            <text:p>ful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1146">
            <text:p>1146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string">
            <text:p>cqp4nlg2cl_out4</text:p>
          </table:table-cell>
          <table:table-cell office:value-type="string">
            <text:p>unlimite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table:style-name="ce1" office:value-type="percentage" office:value="0.5">
            <text:p>50.00%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9">
            <text:p>219</text:p>
          </table:table-cell>
          <table:table-cell office:value-type="string">
            <text:p>cqp4nlg2cl_out4</text:p>
          </table:table-cell>
          <table:table-cell office:value-type="float" office:value="200">
            <text:p>200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915">
            <text:p>915</text:p>
          </table:table-cell>
          <table:table-cell office:value-type="string">
            <text:p>cqp4nlg2cl_out4</text:p>
          </table:table-cell>
          <table:table-cell office:value-type="float" office:value="300">
            <text:p>300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float" office:value="699.99">
            <text:p>699.99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2x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90">
            <text:p>390</text:p>
          </table:table-cell>
          <table:table-cell office:value-type="string">
            <text:p>cqp4nlg2cl_out4</text:p>
          </table:table-cell>
          <table:table-cell office:value-type="string">
            <text:p>AAL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90">
            <text:p>390</text:p>
          </table:table-cell>
          <table:table-cell office:value-type="string">
            <text:p>cqp4nlg2cl_out4</text:p>
          </table:table-cell>
          <table:table-cell office:value-type="string">
            <text:p>AAL</text:p>
          </table:table-cell>
          <table:table-cell office:value-type="string">
            <text:p>named_entiti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merica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4">
            <text:p>1264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Android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Apple</text:p>
          </table:table-cell>
          <table:table-cell office:value-type="string">
            <text:p>named_entiti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bic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billin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Credit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December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azur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DPP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ECPD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cqp4nlg2cl_out4</text:p>
          </table:table-cell>
          <table:table-cell office:value-type="string">
            <text:p>eligibility</text:p>
          </table:table-cell>
          <table:table-cell office:value-type="string">
            <text:p>sg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Featur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gb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get</text:p>
          </table:table-cell>
          <table:table-cell office:value-type="string">
            <text:p>sg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7">
            <text:p>217</text:p>
          </table:table-cell>
          <table:table-cell office:value-type="string">
            <text:p>cqp4nlg2cl_out4</text:p>
          </table:table-cell>
          <table:table-cell office:value-type="string">
            <text:p>good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goog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8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gs9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hero</text:p>
          </table:table-cell>
          <table:table-cell office:value-type="string">
            <text:p>sg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Holiday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in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41">
            <text:p>741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iPhone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LG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March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8">
            <text:p>218</text:p>
          </table:table-cell>
          <table:table-cell office:value-type="string">
            <text:p>cqp4nlg2cl_out4</text:p>
          </table:table-cell>
          <table:table-cell office:value-type="string">
            <text:p>model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087">
            <text:p>1087</text:p>
          </table:table-cell>
          <table:table-cell office:value-type="string">
            <text:p>cqp4nlg2cl_out4</text:p>
          </table:table-cell>
          <table:table-cell office:value-type="string">
            <text:p>moto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motomod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Motorola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network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new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39">
            <text:p>739</text:p>
          </table:table-cell>
          <table:table-cell office:value-type="string">
            <text:p>cqp4nlg2cl_out4</text:p>
          </table:table-cell>
          <table:table-cell office:value-type="string">
            <text:p>note</text:p>
          </table:table-cell>
          <table:table-cell office:value-type="string">
            <text:p>sg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string">
            <text:p>cqp4nlg2cl_out4</text:p>
          </table:table-cell>
          <table:table-cell office:value-type="string">
            <text:p>Pixel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cqp4nlg2cl_out4</text:p>
          </table:table-cell>
          <table:table-cell office:value-type="string">
            <text:p>Port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2">
            <text:p>222</text:p>
          </table:table-cell>
          <table:table-cell office:value-type="string">
            <text:p>cqp4nlg2cl_out4</text:p>
          </table:table-cell>
          <table:table-cell office:value-type="string">
            <text:p>potential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8">
            <text:p>1438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8">
            <text:p>1438</text:p>
          </table:table-cell>
          <table:table-cell office:value-type="string">
            <text:p>cqp4nlg2cl_out4</text:p>
          </table:table-cell>
          <table:table-cell office:value-type="string">
            <text:p>primary</text:p>
          </table:table-cell>
          <table:table-cell office:value-type="string">
            <text:p>sg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mo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PRON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RED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Requirements</text:p>
          </table:table-cell>
          <table:table-cell office:value-type="string">
            <text:p>azur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cqp4nlg2cl_out4</text:p>
          </table:table-cell>
          <table:table-cell office:value-type="string">
            <text:p>requirements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Samsung</text:p>
          </table:table-cell>
          <table:table-cell office:value-type="string">
            <text:p>named_entiti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econdary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5">
            <text:p>215</text:p>
          </table:table-cell>
          <table:table-cell office:value-type="string">
            <text:p>cqp4nlg2cl_out4</text:p>
          </table:table-cell>
          <table:table-cell office:value-type="string">
            <text:p>sed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267">
            <text:p>1267</text:p>
          </table:table-cell>
          <table:table-cell office:value-type="string">
            <text:p>cqp4nlg2cl_out4</text:p>
          </table:table-cell>
          <table:table-cell office:value-type="string">
            <text:p>smartphon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tackability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cqp4nlg2cl_out4</text:p>
          </table:table-cell>
          <table:table-cell office:value-type="string">
            <text:p>stackabl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960">
            <text:p>1960</text:p>
          </table:table-cell>
          <table:table-cell office:value-type="string">
            <text:p>cqp4nlg2cl_out4</text:p>
          </table:table-cell>
          <table:table-cell office:value-type="string">
            <text:p>streamin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Sub-Copy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Super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cqp4nlg2cl_out4</text:p>
          </table:table-cell>
          <table:table-cell office:value-type="string">
            <text:p>Switch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TBD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cqp4nlg2cl_out4</text:p>
          </table:table-cell>
          <table:table-cell office:value-type="string">
            <text:p>that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cqp4nlg2cl_out4</text:p>
          </table:table-cell>
          <table:table-cell office:value-type="string">
            <text:p>trade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Trade-in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TV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azur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pg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cqp4nlg2cl_out4</text:p>
          </table:table-cell>
          <table:table-cell office:value-type="string">
            <text:p>upgrad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string">
            <text:p>cqp4nlg2cl_out4</text:p>
          </table:table-cell>
          <table:table-cell office:value-type="string">
            <text:p>Upgrades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url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azur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sg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30</text:p>
          </table:table-cell>
          <table:table-cell office:value-type="string">
            <text:p>named_entiti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Verizon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436">
            <text:p>1436</text:p>
          </table:table-cell>
          <table:table-cell office:value-type="string">
            <text:p>cqp4nlg2cl_out4</text:p>
          </table:table-cell>
          <table:table-cell office:value-type="string">
            <text:p>voice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azur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781">
            <text:p>178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sg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781">
            <text:p>1781</text:p>
          </table:table-cell>
          <table:table-cell office:value-type="string">
            <text:p>cqp4nlg2cl_out4</text:p>
          </table:table-cell>
          <table:table-cell office:value-type="string">
            <text:p>xl</text:p>
          </table:table-cell>
          <table:table-cell office:value-type="string">
            <text:p>singlera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XXXXXXXXX</text:p>
          </table:table-cell>
          <table:table-cell office:value-type="string">
            <text:p>named_enti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2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semantic_n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712">
            <text:p>712</text:p>
          </table:table-cell>
          <table:table-cell office:value-type="string">
            <text:p>cqp4nlg2cl_out4</text:p>
          </table:table-cell>
          <table:table-cell office:value-type="string">
            <text:p>Z3</text:p>
          </table:table-cell>
          <table:table-cell office:value-type="string">
            <text:p>named_entiti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0">
            <text:p>220</text:p>
          </table:table-cell>
          <table:table-cell office:value-type="string">
            <text:p>cqp4nlg2cl_out4</text:p>
          </table:table-cell>
          <table:table-cell office:value-type="string">
            <text:p>zenfone</text:p>
          </table:table-cell>
          <table:table-cell office:value-type="string">
            <text:p>singlerank</text:p>
          </table:table-cell>
        </table:table-row>
      </table:table>
      <table:table table:name="sortedRelFields" table:style-name="ta1" table:print="false">
        <table:table-column table:style-name="co16" table:default-cell-style-name="Default"/>
        <table:table-column table:style-name="co14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lines returned</text:p>
          </table:table-cell>
          <table:table-cell/>
          <table:table-cell office:value-type="string">
            <text:p>keyword</text:p>
          </table:table-cell>
          <table:table-cell office:value-type="string">
            <text:p>keyword origin</text:p>
          </table:table-cell>
          <table:table-cell/>
          <table:table-cell office:value-type="string">
            <text:p>useful?</text:p>
          </table:table-cell>
          <table:table-cell office:value-type="string">
            <text:p>useful/unique keywords</text:p>
          </table:table-cell>
          <table:table-cell/>
        </table:table-row>
        <table:table-row table:style-name="ro1">
          <table:table-cell office:value-type="float" office:value="20250">
            <text:p>20250</text:p>
          </table:table-cell>
          <table:table-cell/>
          <table:table-cell office:value-type="string">
            <text:p>deal</text:p>
          </table:table-cell>
          <table:table-cell office:value-type="string">
            <text:p>semantic_net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/>
          <table:table-cell office:value-type="string">
            <text:p>version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50">
            <text:p>1050</text:p>
          </table:table-cell>
          <table:table-cell/>
          <table:table-cell office:value-type="string">
            <text:p>version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/>
          <table:table-cell office:value-type="string">
            <text:p>level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/>
          <table:table-cell office:value-type="string">
            <text:p>limited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/>
          <table:table-cell office:value-type="string">
            <text:p>copy</text:p>
          </table:table-cell>
          <table:table-cell office:value-type="string">
            <text:p>sgrank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sub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offer</text:p>
          </table:table-cell>
          <table:table-cell office:value-type="string">
            <text:p>semantic_net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/>
          <table:table-cell office:value-type="string">
            <text:p>offer</text:p>
          </table:table-cell>
          <table:table-cell office:value-type="string">
            <text:p>singlerank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free</text:p>
          </table:table-cell>
          <table:table-cell office:value-type="string">
            <text:p>semantic_net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string">
            <text:p>free</text:p>
          </table:table-cell>
          <table:table-cell office:value-type="string">
            <text:p>singlerank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port</text:p>
          </table:table-cell>
          <table:table-cell office:value-type="string">
            <text:p>sgrank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port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select</text:p>
          </table:table-cell>
          <table:table-cell office:value-type="string">
            <text:p>semantic_net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string">
            <text:p>low</text:p>
          </table:table-cell>
          <table:table-cell office:value-type="string">
            <text:p>sgrank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string">
            <text:p>low</text:p>
          </table:table-cell>
          <table:table-cell office:value-type="string">
            <text:p>singlerank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force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string">
            <text:p>additional</text:p>
          </table:table-cell>
          <table:table-cell office:value-type="string">
            <text:p>singlerank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line</text:p>
          </table:table-cell>
          <table:table-cell office:value-type="string">
            <text:p>azure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lin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phone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plus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string">
            <text:p>plus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string">
            <text:p>plus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string">
            <text:p>valid</text:p>
          </table:table-cell>
          <table:table-cell office:value-type="string">
            <text:p>singlerank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time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time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amazing</text:p>
          </table:table-cell>
          <table:table-cell office:value-type="string">
            <text:p>semantic_net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only</text:p>
          </table:table-cell>
          <table:table-cell office:value-type="string">
            <text:p>semantic_net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Upgrade</text:p>
          </table:table-cell>
          <table:table-cell office:value-type="string">
            <text:p>azure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credit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amed_entities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entry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availability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Moto</text:p>
          </table:table-cell>
          <table:table-cell office:value-type="string">
            <text:p>named_entities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g</text:p>
          </table:table-cell>
          <table:table-cell office:value-type="string">
            <text:p>semantic_net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g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AVERAGE([.G2:.G38])" office:value-type="float" office:value="0.444444444444444">
            <text:p>0.444444444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discount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discount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eligibl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eligible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eligible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full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switch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nlimited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" office:value-type="percentage" office:value="0.5">
            <text:p>50.00%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699.99">
            <text:p>699.99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xl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AL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AL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america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america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america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merica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ndroid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ndroid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ppl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apple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pple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bic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illing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Credit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December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DPP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dpp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DPP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ECPD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Eligibility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eligibility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eligibility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Feature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gb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get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good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good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googl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gs8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gs8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GS9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gs9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hero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hero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Holiday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in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in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in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iphon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iphone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iphone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iPhone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G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rch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odel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moto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motomod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otorola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network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network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new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new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new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note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ixel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pixel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ixel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ort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otential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rimary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primary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romo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RON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d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red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D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quirements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requirements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amsung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amsung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amsung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econdary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ed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martphon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tackability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tackability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tackabl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treaming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ub-Copy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uper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witch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TBD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that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trade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trad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rade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rade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Trade-in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TV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UPG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pg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upgrad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Upgrades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url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rl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V30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v30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V30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verizon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verizon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Verizon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voice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XL</text:p>
          </table:table-cell>
          <table:table-cell office:value-type="string">
            <text:p>azure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xl</text:p>
          </table:table-cell>
          <table:table-cell office:value-type="string">
            <text:p>sgran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xl</text:p>
          </table:table-cell>
          <table:table-cell office:value-type="string">
            <text:p>singleran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XXXXXXXXX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z2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z3</text:p>
          </table:table-cell>
          <table:table-cell office:value-type="string">
            <text:p>semantic_ne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Z3</text:p>
          </table:table-cell>
          <table:table-cell office:value-type="string">
            <text:p>named_entities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zenfone</text:p>
          </table:table-cell>
          <table:table-cell office:value-type="string">
            <text:p>singlerank</text:p>
          </table:table-cell>
          <table:table-cell table:number-columns-repeated="4"/>
        </table:table-row>
      </table:table>
      <table:table table:name="sortedTotal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22710">
            <text:p>22710</text:p>
          </table:table-cell>
          <table:table-cell/>
          <table:table-cell office:value-type="string">
            <text:p>total</text:p>
          </table:table-cell>
          <table:table-cell office:value-type="string">
            <text:p>semantic_n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[.A1]-[.A9]" office:value-type="float" office:value="2460">
            <text:p>2460</text:p>
          </table:table-cell>
          <table:table-cell/>
          <table:table-cell office:value-type="string">
            <text:p>total</text:p>
          </table:table-cell>
          <table:table-cell office:value-type="string">
            <text:p>semantic_net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/>
          <table:table-cell office:value-type="string">
            <text:p>total</text:p>
          </table:table-cell>
          <table:table-cell office:value-type="string">
            <text:p>singlerank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/>
          <table:table-cell office:value-type="string">
            <text:p>total</text:p>
          </table:table-cell>
          <table:table-cell office:value-type="string">
            <text:p>sgrank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total</text:p>
          </table:table-cell>
          <table:table-cell office:value-type="string">
            <text:p>azure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total</text:p>
          </table:table-cell>
          <table:table-cell office:value-type="string">
            <text:p>named_entiti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250">
            <text:p>20250</text:p>
          </table:table-cell>
          <table:table-cell/>
          <table:table-cell office:value-type="string">
            <text:p>deal</text:p>
          </table:table-cell>
          <table:table-cell office:value-type="string">
            <text:p>semantic_net</text:p>
          </table:table-cell>
        </table:table-row>
      </table:table>
      <table:database-ranges>
        <table:database-range table:target-range-address="sorted.A1:sorted.AMJ1048572" table:contains-header="false">
          <table:sort>
            <table:sort-by table:field-number="0" table:order="descending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25/02/2019</text:date>, <text:time>14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gdan Babych</meta:initial-creator>
    <meta:creation-date>2019-02-25T13:31:46</meta:creation-date>
    <dc:date>2019-02-25T14:25:35</dc:date>
    <dc:creator>Bogdan Babych</dc:creator>
    <meta:editing-duration>PT53M50S</meta:editing-duration>
    <meta:editing-cycles>13</meta:editing-cycles>
    <meta:generator>OpenOffice/4.1.3$Unix OpenOffice.org_project/413m1$Build-9783</meta:generator>
    <meta:document-statistic meta:table-count="11" meta:cell-count="5279" meta:object-count="0"/>
  </office:meta>
</office:document-meta>
</file>